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.65cm" fo:min-width="8.6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1.75cm" fo:min-width="5.2cm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1.65cm" fo:min-width="4.8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1.65cm" fo:min-width="4.8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1.25cm" fo:min-width="2.8cm"/>
    </style:style>
    <style:style style:name="gr6" style:family="graphic" style:parent-style-name="standard">
      <style:graphic-properties draw:fill-color="#009900" draw:textarea-horizontal-align="justify" draw:textarea-vertical-align="middle" draw:auto-grow-height="false" fo:min-height="1.25cm" fo:min-width="2.8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.6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.8cm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1.2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007826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cc9900"/>
      <style:paragraph-properties fo:text-align="center"/>
    </style:style>
    <style:style style:name="P7" style:family="paragraph">
      <loext:graphic-properties draw:fill-color="#009900"/>
      <style:paragraph-properties fo:text-align="center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9.1cm" svg:height="2.9cm" svg:x="5.8cm" svg:y="1.7cm">
          <text:p text:style-name="P1">~/.recultis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7cm" svg:height="2cm" svg:x="1.2cm" svg:y="6.8cm">
          <text:p text:style-name="P1">game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3cm" svg:height="1.9cm" svg:x="7.7cm" svg:y="6.8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3cm" svg:height="1.9cm" svg:x="13.9cm" svg:y="6.8cm">
          <text:p text:style-name="P1">shops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3cm" svg:height="1.5cm" svg:x="1.2cm" svg:y="10cm">
          <text:p text:style-name="P1">doom3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3cm" svg:height="1.5cm" svg:x="4.6cm" svg:y="10cm">
          <text:p text:style-name="P1">gameX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3cm" svg:height="1.5cm" svg:x="6.938cm" svg:y="12cm">
          <text:p text:style-name="P1">recultis2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3cm" svg:height="1.5cm" svg:x="10.967cm" svg:y="12cm">
          <text:p text:style-name="P1">recultisX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2.6cm" svg:height="1.5cm" svg:x="12.5cm" svg:y="10cm">
          <text:p text:style-name="P1">steam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2.1cm" svg:height="1.5cm" svg:x="15.286cm" svg:y="10cm">
          <text:p text:style-name="P1">gog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2.3cm" svg:height="1.5cm" svg:x="17.499cm" svg:y="9.964cm">
          <text:p text:style-name="P1">shopX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3.3cm" svg:height="1.5cm" svg:x="6.967cm" svg:y="14.4cm">
          <text:p text:style-name="P1">custom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10.35cm" svg:y1="4.6cm" svg:x2="4.05cm" svg:y2="6.8cm" draw:start-shape="id1" draw:start-glue-point="2" draw:end-shape="id2" draw:end-glue-point="0" svg:d="M10350 4600l-6300 2200" svg:viewBox="0 0 6301 2201">
          <text:p/>
        </draw:connector>
        <draw:connector draw:style-name="gr11" draw:text-style-name="P9" draw:layer="layout" draw:type="line" svg:x1="10.35cm" svg:y1="4.6cm" svg:x2="10.35cm" svg:y2="6.8cm" draw:start-shape="id1" draw:start-glue-point="2" draw:end-shape="id3" draw:end-glue-point="0" svg:d="M10350 4600v2200" svg:viewBox="0 0 1 2201">
          <text:p/>
        </draw:connector>
        <draw:connector draw:style-name="gr11" draw:text-style-name="P9" draw:layer="layout" draw:type="line" svg:x1="10.35cm" svg:y1="4.6cm" svg:x2="16.55cm" svg:y2="6.8cm" draw:start-shape="id1" draw:start-glue-point="2" draw:end-shape="id4" draw:end-glue-point="0" svg:d="M10350 4600l6200 2200" svg:viewBox="0 0 6201 2201">
          <text:p/>
        </draw:connector>
        <draw:connector draw:style-name="gr11" draw:text-style-name="P9" draw:layer="layout" draw:type="line" svg:x1="4.05cm" svg:y1="8.8cm" svg:x2="2.85cm" svg:y2="10cm" draw:start-shape="id2" draw:start-glue-point="2" draw:end-shape="id5" draw:end-glue-point="0" svg:d="M4050 8800l-1200 1200" svg:viewBox="0 0 1201 1201">
          <text:p/>
        </draw:connector>
        <draw:connector draw:style-name="gr11" draw:text-style-name="P9" draw:layer="layout" draw:type="line" svg:x1="4.05cm" svg:y1="8.8cm" svg:x2="6.25cm" svg:y2="10cm" draw:start-shape="id2" draw:start-glue-point="2" draw:end-shape="id6" draw:end-glue-point="0" svg:d="M4050 8800l2200 1200" svg:viewBox="0 0 2201 1201">
          <text:p/>
        </draw:connector>
        <draw:connector draw:style-name="gr11" draw:text-style-name="P9" draw:layer="layout" draw:type="line" svg:x1="10.35cm" svg:y1="8.7cm" svg:x2="8.588cm" svg:y2="12cm" draw:start-shape="id3" draw:start-glue-point="2" draw:end-shape="id7" draw:end-glue-point="0" svg:d="M10350 8700l-1762 3300" svg:viewBox="0 0 1763 3301">
          <text:p/>
        </draw:connector>
        <draw:connector draw:style-name="gr11" draw:text-style-name="P9" draw:layer="layout" draw:type="line" svg:x1="10.35cm" svg:y1="8.7cm" svg:x2="12.617cm" svg:y2="12cm" draw:start-shape="id3" draw:start-glue-point="2" draw:end-shape="id8" draw:end-glue-point="0" svg:d="M10350 8700l2267 3300" svg:viewBox="0 0 2268 3301">
          <text:p/>
        </draw:connector>
        <draw:connector draw:style-name="gr11" draw:text-style-name="P9" draw:layer="layout" draw:type="line" svg:x1="8.588cm" svg:y1="13.5cm" svg:x2="8.617cm" svg:y2="14.4cm" draw:start-shape="id7" draw:start-glue-point="2" draw:end-shape="id9" draw:end-glue-point="0" svg:d="M8588 13500l29 900" svg:viewBox="0 0 30 901">
          <text:p/>
        </draw:connector>
        <draw:connector draw:style-name="gr11" draw:text-style-name="P9" draw:layer="layout" draw:type="line" svg:x1="16.55cm" svg:y1="8.7cm" svg:x2="13.8cm" svg:y2="10cm" draw:start-shape="id4" draw:start-glue-point="2" draw:end-shape="id10" draw:end-glue-point="0" svg:d="M16550 8700l-2750 1300" svg:viewBox="0 0 2751 1301">
          <text:p/>
        </draw:connector>
        <draw:connector draw:style-name="gr11" draw:text-style-name="P9" draw:layer="layout" draw:type="line" svg:x1="16.55cm" svg:y1="8.7cm" svg:x2="16.336cm" svg:y2="10cm" draw:start-shape="id4" draw:start-glue-point="2" draw:end-shape="id11" draw:end-glue-point="0" svg:d="M16550 8700l-214 1300" svg:viewBox="0 0 215 1301">
          <text:p/>
        </draw:connector>
        <draw:connector draw:style-name="gr11" draw:text-style-name="P9" draw:layer="layout" draw:type="line" svg:x1="16.55cm" svg:y1="8.7cm" svg:x2="18.649cm" svg:y2="9.964cm" draw:start-shape="id4" draw:start-glue-point="2" draw:end-shape="id12" draw:end-glue-point="0" svg:d="M16550 8700l2099 1264" svg:viewBox="0 0 2100 12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1:30:48.705664200</meta:creation-date>
    <dc:date>2017-11-12T23:08:35.474855229</dc:date>
    <meta:editing-duration>PT14M28S</meta:editing-duration>
    <meta:editing-cycles>4</meta:editing-cycles>
    <meta:generator>LibreOffice/5.1.6.2$Linux_X86_64 LibreOffice_project/10m0$Build-2</meta:generator>
    <meta:document-statistic meta:object-count="23"/>
  </office:meta>
</office:document-meta>
</file>